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sis Medium" svg:font-family="'Dosis Medium'" style:font-pitch="variable"/>
    <style:font-face style:name="Dosis Medium1" svg:font-family="'Dosis Medium'" style:font-adornments="Medium" style:font-pitch="variable"/>
    <style:font-face style:name="Dosis SemiBold" svg:font-family="'Dosis Semi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P1" style:family="paragraph" style:parent-style-name="Standard">
      <style:text-properties style:font-name="Dosis Medium" fo:font-size="18pt" fo:font-weight="bold" officeooo:rsid="000a88a3" officeooo:paragraph-rsid="000a88a3" style:font-size-asian="15.75pt" style:font-weight-asian="bold" style:font-size-complex="18pt" style:font-weight-complex="bold"/>
    </style:style>
    <style:style style:name="P2" style:family="paragraph" style:parent-style-name="Standard">
      <style:text-properties style:font-name="Dosis SemiBold" fo:font-size="18pt" fo:font-weight="bold" officeooo:rsid="000a88a3" officeooo:paragraph-rsid="000a88a3" style:font-size-asian="15.75pt" style:font-weight-asian="bold" style:font-size-complex="18pt" style:font-weight-complex="bold"/>
    </style:style>
    <style:style style:name="P3" style:family="paragraph" style:parent-style-name="Standard">
      <style:text-properties style:font-name="Dosis Medium1" fo:font-size="12pt" fo:font-weight="normal" officeooo:rsid="000a88a3" officeooo:paragraph-rsid="000a88a3" style:font-size-asian="10.5pt" style:font-weight-asian="normal" style:font-size-complex="12pt" style:font-weight-complex="normal"/>
    </style:style>
    <style:style style:name="P4" style:family="paragraph" style:parent-style-name="Standard">
      <style:text-properties style:font-name="Dosis Medium1" fo:font-size="12pt" fo:font-weight="normal" officeooo:rsid="000abb63" officeooo:paragraph-rsid="000abb63" style:font-size-asian="10.5pt" style:font-weight-asian="normal" style:font-size-complex="12pt" style:font-weight-complex="normal"/>
    </style:style>
    <style:style style:name="P5" style:family="paragraph" style:parent-style-name="Standard">
      <style:text-properties style:font-name="Dosis Medium1" fo:font-size="12pt" fo:font-weight="normal" officeooo:rsid="000c9504" officeooo:paragraph-rsid="000c9504" style:font-size-asian="10.5pt" style:font-weight-asian="normal" style:font-size-complex="12pt" style:font-weight-complex="normal"/>
    </style:style>
    <style:style style:name="P6" style:family="paragraph" style:parent-style-name="Standard">
      <style:text-properties style:font-name="Dosis Medium1" fo:font-size="12pt" fo:font-weight="bold" officeooo:rsid="000abb63" officeooo:paragraph-rsid="000abb63" style:font-size-asian="10.5pt" style:font-weight-asian="bold" style:font-size-complex="12pt" style:font-weight-complex="bold"/>
    </style:style>
    <style:style style:name="P7" style:family="paragraph" style:parent-style-name="Standard">
      <style:text-properties style:font-name="Dosis Medium1" fo:font-size="12pt" fo:font-weight="normal" officeooo:rsid="000c9504" officeooo:paragraph-rsid="000c9504" style:font-size-asian="10.5pt" style:font-weight-asian="normal" style:font-size-complex="12pt" style:font-weight-complex="normal"/>
    </style:style>
    <style:style style:name="P8" style:family="paragraph" style:parent-style-name="Standard">
      <style:text-properties style:font-name="Dosis Medium1" fo:font-size="12pt" fo:font-weight="normal" officeooo:rsid="000fc94a" officeooo:paragraph-rsid="000fc94a" style:font-size-asian="10.5pt" style:font-weight-asian="normal" style:font-size-complex="12pt" style:font-weight-complex="normal"/>
    </style:style>
    <style:style style:name="P9" style:family="paragraph" style:parent-style-name="Standard">
      <style:text-properties style:font-name="Dosis Medium1" fo:font-size="12pt" fo:font-weight="bold" officeooo:rsid="000fc94a" officeooo:paragraph-rsid="000fc94a" style:font-size-asian="10.5pt" style:font-weight-asian="bold" style:font-size-complex="12pt" style:font-weight-complex="bold"/>
    </style:style>
    <style:style style:name="T1" style:family="text">
      <style:text-properties officeooo:rsid="000c95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A Evaluation</text:p>
      <text:p text:style-name="P1"/>
      <text:p text:style-name="P3">Points to address:</text:p>
      <text:p text:style-name="P3"/>
      <text:p text:style-name="P3">- Go through and address the detailed numbered list of objectives and assess whether or note those have been met.</text:p>
      <text:p text:style-name="P3">- Discuss feedback from the client, as well as any other feedback given, and allow them to comment on whether or not they believe the project was successful.</text:p>
      <text:p text:style-name="P3">- Address the objectives again, as well as the acceptable limitations, and discuss additions that could have been made, or features which should have been implemented.</text:p>
      <text:p text:style-name="P3">- Conclude by saying whether or not the project was successful, citing the views of client, and how well the numbered list of objectives was completed.</text:p>
      <text:p text:style-name="P3"/>
      <text:p text:style-name="P6">Assessment of the Numbered List of Objectives</text:p>
      <text:p text:style-name="P6"/>
      <text:p text:style-name="P4">In this section I will refer back to the detailed numbered list of objectives contained in the analysis of the problem. To begin, I will discuss point 1: Create a modular game engine. Now referring to specifically point 1.1 on model loading, I would argue that this objective has largely been met, as there is indeed an algorithm present which loads vertices from a blender file using the Wavefront.obj format, successfully stores all the vertex data, and generates a Vertex Array Object (VAO) and a Vertex Buffer Object (VBO) from this data. However, point 1.1.3 has not been met. The algorithm does not have the capability to load textures from a blender file. The main reasons as far as I can see are as follows: Firstly, I did not have any textures that I wanted to load to use to decorate the levels. I felt at the time like the game did not need textures in order for it to look a certain way. Secondly, I was unable to find clear information when writing this part of the program on exactly how this is done. These are both failings in hindsight, and I believe the program would have been better if I did invest time into developing this system more. Additionally, I was not aware of procedurally generated textures, which could have fit the aesthetic better than something I could have created in a third party program. If I did this again, I would implement such a system. Continuing from model loading, I will now discuss point 1.2 on compiling and using shaders. This system as all in all been a success as all of the sub points within this section have been met. The shaders are loaded correctly, and the ability to report errors is also demonstrated in the testing video. There is also a clean system to update shader uniforms to set variables within specific shader programs. Templating the methods in this system was likely not necessary, however whether or not I did template these methods likely would not affect at all the end result of the program. What is not contained within the list of objectives which I added in hindsight was the ability to create Shader Storage Buffer Objects (SSBOs) which are able to hold a large amount of arbitrary data which can be sent to the GPU. This was implemented late on in the program, and it was very useful for implementing the lighting model I used. This I believe is an improvement over the original system of just using uniforms. Next, I will discuss point 1.3 on the main rendering loop. While the sub objectives in this section have certainly been met, I believe that this section should have included more detail as to what was actually desired. Additionally, these objectives have manifested in the final program potentially differently than was originally envisaged. I am mainly referring to the fact that there is not one main render loop, but rather two: one of them is the loop for the GUI, which processes input from the user, and can start another loop contained entirely within a Level object when the level is played.</text:p>
      <text:p text:style-name="P4"/>
      <text:p text:style-name="P4">Now I will move on to main point 2, on the movement of objects in the scene and the player. To begin, I will first discuss point 2.1. This section has largely been completed, input is indeed taken from the player <text:soft-page-break/>every frame, and the players velocity is updated accordingly (not yet taking account for collisions; this is contained within point 2.3). Additionally, this player data is stored in a player class, though unfortunately data about the orientation of the camera is stored in a separate structure in order for it to be accessible to the GLFW mouse callback function. This is unfortunate, though I don’t believe there is any other way of having it so that the callback function can edit this data other than having it accessible as a global variable. Additionally, grappling has not been implemented, and nor has sliding in the way I originally envisaged. This I believe is one of the greatest failings of the program. The movement could have had these extra layers of complexity, and it doesn’t, and I think it is possible to argue the game is missing something as a result. On the other hand, there are a few reasons why I did not implement these systems. The first is that this would have taken a very long time to implement. When I got to the point at which it would have made sense to begin developing this system, I had already developed a test level which be seen in the testing video, and both the client and myself, as well as others had been playing it and enjoying the game in its current state. I decided that it would be too ambitious given the time I had left to develop the project further in this way, and that I would just leave the game as a simple platformer, maybe with room to add this feature later. I regret not implementing this feature, and I would definitely have spent the extra time it would have taken to implement it if I did this project again. I may well do this later. Despite this failing, the client is pleased with the project regardless and understands that the game was already an ambitious endeavour. <text:span text:style-name="T1">Point 2.2 has been fulfilled also, as objects have the capability to move or rotate over time, or both, however there is not quite as much calculation involved as was originally perceived. This is not a failing, just that this turns out to be a task less computationally expensive than it is logistically challenging. Point 2.3 has been fulfilled largely, and collision detection and response is implemented, although as mentioned in the testing, it does not work for objects which rotate over time, and sometimes bugs can appear with static rotated objects. This is something that I should have invested time into fixing.</text:span></text:p>
      <text:p text:style-name="P4"/>
      <text:p text:style-name="P5">Next I will move on to point 3, on the system of creating levels and defining objects. This entire section has been implemented in its entirety, and all 3 sub points, 3.1, 3.2 and 3.3 are implemented in the game. There is however, in my view, areas for improvement over what is described in the list of objectives. It would have been nice if the ability to define levels, produce objects, and add behaviour to those objects was visual rather than text based via editing a file. Whilst editing a file is simple, a visual system would have been ideal. This however would have been a very large endeavour that would have taken too much time to develop given the time frame. I can see myself in another project however, which might use a similar system, implementing a visual scene editor if there were not quite so many other aspects in this specific project.</text:p>
      <text:p text:style-name="P5"/>
      <text:p text:style-name="P5">The next point to discuss is point 4, which describes the graphical user interface required by the program. There could have been improvements in how this was detailed as less of the actual content of the pages was described in the list of objectives, so the technical details are more difficult to evaluate. Despite this, I believe that objectives 4.1 and 4.2 have been fulfilled, as there is indeed a main menu, which in turn leads to a different menu, which has many buttons which each start their own levels. Point 4.3 is more difficult to assess, as pages were certainly stored in a list, however the way in which they were linked is more complicated. They did not directly hold some kind of reference to each other, but rather hold button elements, which hold functions, which when executed change the state of the original GUI so that the new desired page is being displayed. In that regard this does behave somewhat like an adjacency list, or a list which stores connections for each node in a graph structure. While the solution which I ended up producing may not quite have been what I imagined when outlining the objectives for the GUI, it behaves in a similar way, but most importantly produces satisfactory results. However, more generally I believe more work could have been done on the GUI, such as implementing more kinds of <text:soft-page-break/>elements. One that would have been useful would have been some kind of drop down menu, or some kind of scrolling mechanism to allow the user to store an infinite number of displayable levels. There is a limit to the number of levels displayed which is shown in the testing video, and I believe this is a limitation even though the case in which this happens is handled sensibly by the program. A scrolling mechanism or a drop down menu, or any element conceivable which can hold an arbitrarily large number of interactive items would have been preferable to the solution I ended up creating.</text:p>
      <text:p text:style-name="P5"/>
      <text:p text:style-name="P5">Moving on, the next point to discuss is point 5, on the gameplay mechanics. This point is designed to outline a number of objectives for what the game should actually look like when the user plays and interacts with it. This section has been met in its entirety; 5.1, 5.2, 5.3, 5.4 have all been met and are tested in the testing video. I would argue that the gameplay mechanics are generally very complete and result in an experience which makes sense. There is however great room for improvements to be made. Whilst the gameplay mechanics could be considered very complete, especially in relation to the numbered list of objectives, there are obviously additions which could be made to make it more interesting. One system which I think could have been interesting to add in hindsight could have been a system of checkpoints, which must be reached in order to complete the level. This could have been good in order to force the player to take more difficult paths, or to add an extra sense that the user is making their own path through all the checkpoints as they play the level. This would have increased the difficulty of the game, and added an extra layer to the gameplay, and is something that I definitely would do if I started the project again.</text:p>
      <text:p text:style-name="P5"/>
      <text:p text:style-name="P5">Finally, I will discuss point 6, on the events system. This system is integral to many aspects of the program, and has been very useful throughout the development of the game. It sees use in the level creation for updating objects over time, as well updating per frame information, which is essential for making sure the movement of the player is consistent as frame rate changes. As such, I believe this system has been implemented fully as points 6.1, 6.2, and 6.3 describe. I would like to comment however, that despite the fact it has been implemented and used in things like the level loader as the objectives describe, it was quite arduous to find a method to get it to work due to the way in which the program was structured. This is not necessarily a comment on the functionality or usability of the events system, but rather a comment on the fact that the program had grown so complicated by that stage of development that it was very difficult to implement this feature without logical errors, where the effects of the timed job would not take effect, or runtime errors such as segmentation faults. I would revise the structure of the program to produce something far more simple if I were to do this project again, so as to avoid situations like this.</text:p>
      <text:p text:style-name="P5"/>
      <text:p text:style-name="P9">Feedback from the Client</text:p>
      <text:p text:style-name="P9"/>
      <text:p text:style-name="P8">Questions:</text:p>
      <text:p text:style-name="P8">Are you satisfied with the final product?</text:p>
      <text:p text:style-name="P8">What do you feel could have been added?</text:p>
      <text:p text:style-name="P8">How well do you feel the list of objectives has been fulfilled?</text:p>
      <text:p text:style-name="P8">Is there anything in the game which you would change?</text:p>
      <text:p text:style-name="P8">Is there anything that could have been done bet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sis Medium" svg:font-family="'Dosis Medium'" style:font-pitch="variable"/>
    <style:font-face style:name="Dosis Medium1" svg:font-family="'Dosis Medium'" style:font-adornments="Medium" style:font-pitch="variable"/>
    <style:font-face style:name="Dosis SemiBold" svg:font-family="'Dosis Semi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6:50:32.105895903</meta:creation-date>
    <dc:date>2024-03-09T15:52:34.598586553</dc:date>
    <meta:editing-duration>PT6H38M44S</meta:editing-duration>
    <meta:editing-cycles>4</meta:editing-cycles>
    <meta:generator>LibreOffice/7.6.4.1$Linux_X86_64 LibreOffice_project/60$Build-1</meta:generator>
    <meta:document-statistic meta:table-count="0" meta:image-count="0" meta:object-count="0" meta:page-count="3" meta:paragraph-count="20" meta:word-count="2106" meta:character-count="11911" meta:non-whitespace-character-count="9825"/>
  </office:meta>
</office:document-meta>
</file>